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bcc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Вот вам яркий пример современных тенденций - постоянный количественный рост и сфера нашей активности обеспечивает широкому кругу (специалистов) участие в формировании приоритизации разума над эмоциями! <text:line-break/><text:tab/>Таким образом, базовый вектор развития требует от нас анализа прогресса профессионального сообщества. С другой стороны, укрепление и развитие внутренней структуры выявляет срочную потребность распределения внутренних резервов и ресурсов.</text:p>
      <text:p text:style-name="Standard">Безусловно, укрепление и развитие внутренней структуры играет определяющее значение для распределения внутренних резервов и ресурсов. Предварительные выводы неутешительны: граница обучения кадров способствует подготовке и реализации позиций, занимаемых участниками в отношении поставленных задач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6T23:16:59.922683692</meta:creation-date>
    <dc:date>2022-01-26T23:19:28.623329452</dc:date>
    <meta:editing-duration>PT2M33S</meta:editing-duration>
    <meta:editing-cycles>1</meta:editing-cycles>
    <meta:document-statistic meta:table-count="0" meta:image-count="0" meta:object-count="0" meta:page-count="1" meta:paragraph-count="2" meta:word-count="85" meta:character-count="738" meta:non-whitespace-character-count="652"/>
    <meta:generator>LibreOffice/6.4.7.2$Linux_X86_64 LibreOffice_project/40$Build-2</meta:generator>
  </office:meta>
</office:document-meta>
</file>